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ds-font-family-code" svg:font-family="'var ds-font-family-code'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94949" loext:opacity="100%" style:font-name="var ds-font-family-code" fo:font-size="9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94949" loext:opacity="100%" style:font-name="var ds-font-family-code" fo:font-size="9pt" fo:letter-spacing="normal" fo:font-style="normal" fo:font-weight="normal"/>
    </style:style>
    <style:style style:name="T1" style:family="text">
      <style:text-properties officeooo:rsid="001863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 на №${Номер} от ${Дата}</text:p>
      <text:p text:style-name="P1">Текст: ${<text:span text:style-name="T1">Текст</text:span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05:46:55.421206355</meta:creation-date>
    <dc:date>2025-08-17T07:45:14.733319082</dc:date>
    <meta:editing-duration>PT2M4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7" meta:character-count="44" meta:non-whitespace-character-count="39"/>
  </office:meta>
</office:document-meta>
</file>